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8ad" officeooo:paragraph-rsid="001c68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al Computer for Schools</text:p>
      <text:p text:style-name="P1"/>
      <text:p text:style-name="P1">Example</text:p>
      <text:p text:style-name="P1"/>
      <text:p text:style-name="P1">This example adds two numbers by loading the store with the values and then using a ‘Keyboard Reset’ to enter an instruction that adds the contents of two locations in the store, putting the result in <text:s/>a third location.</text:p>
      <text:p text:style-name="P1"/>
      <text:p text:style-name="P1">With the ESC replica on:</text:p>
      <text:p text:style-name="P1"/>
      <text:p text:style-name="P1">Press ‘Normal reset’</text:p>
      <text:p text:style-name="P1"/>
      <text:p text:style-name="P1">Press 1</text:p>
      <text:p text:style-name="P1">Press 2</text:p>
      <text:p text:style-name="P1">Press ‘Load addr’</text:p>
      <text:p text:style-name="P1"/>
      <text:p text:style-name="P1">Press ‘4’</text:p>
      <text:p text:style-name="P1">Press ‘5’</text:p>
      <text:p text:style-name="P1">Press ‘point’</text:p>
      <text:p text:style-name="P1">Press ‘3’</text:p>
      <text:p text:style-name="P1">Press ‘Load store’</text:p>
      <text:p text:style-name="P1"/>
      <text:p text:style-name="P1">Press ‘Incr addr’</text:p>
      <text:p text:style-name="P1"/>
      <text:p text:style-name="P1">Press ‘1’</text:p>
      <text:p text:style-name="P1">Press ‘3’</text:p>
      <text:p text:style-name="P1">Press ‘point’</text:p>
      <text:p text:style-name="P1">Press ‘9’</text:p>
      <text:p text:style-name="P1">Press ‘Load store’</text:p>
      <text:p text:style-name="P1"/>
      <text:p text:style-name="P1">The two values to add are now in store locations 11 and 12.</text:p>
      <text:p text:style-name="P1"/>
      <text:p text:style-name="P1">Now, enter and run the addition instruction:</text:p>
      <text:p text:style-name="P1"/>
      <text:p text:style-name="P1">Press ‘Ki Reset’</text:p>
      <text:p text:style-name="P1">Type the number: ‘70101112’</text:p>
      <text:p text:style-name="P1"/>
      <text:p text:style-name="P1">This is the instruction code.</text:p>
      <text:p text:style-name="P1"/>
      <text:p text:style-name="P1">Press ‘A’</text:p>
      <text:p text:style-name="P1"/>
      <text:p text:style-name="P1">The first stage of the instruction is processed (store addresses are shown)</text:p>
      <text:p text:style-name="P1"/>
      <text:p text:style-name="P1">Press ‘B’</text:p>
      <text:p text:style-name="P1"/>
      <text:p text:style-name="P1">The second stage of the instruction has been proessed. The contents of the store locations are shown. These are th etwo valkues that will be added.</text:p>
      <text:p text:style-name="P1"/>
      <text:p text:style-name="P1">Press ‘C’</text:p>
      <text:p text:style-name="P1">The instruction is processed to completion. The sum can be seen as the contents of store location 10.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08:17:31.972896325</meta:creation-date>
    <dc:date>2024-06-03T08:26:24.345170011</dc:date>
    <meta:editing-duration>PT8M53S</meta:editing-duration>
    <meta:editing-cycles>1</meta:editing-cycles>
    <meta:document-statistic meta:table-count="0" meta:image-count="0" meta:object-count="0" meta:page-count="2" meta:paragraph-count="30" meta:word-count="178" meta:character-count="992" meta:non-whitespace-character-count="843"/>
    <meta:generator>LibreOffice/6.4.7.2$Linux_X86_64 LibreOffice_project/40$Build-2</meta:generator>
  </office:meta>
</office:document-meta>
</file>